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top" draw:auto-grow-height="false" fo:min-height="17.35cm" fo:min-width="5.9cm"/>
      <style:paragraph-properties style:writing-mode="lr-tb"/>
    </style:style>
    <style:style style:name="gr2" style:family="graphic" style:parent-style-name="standard">
      <style:graphic-properties svg:stroke-color="#000000" draw:fill-color="#969696" draw:textarea-horizontal-align="justify" draw:textarea-vertical-align="top" draw:auto-grow-height="false" fo:min-height="6.25cm" fo:min-width="5.4cm"/>
      <style:paragraph-properties style:writing-mode="lr-tb"/>
    </style:style>
    <style:style style:name="gr3" style:family="graphic" style:parent-style-name="standard">
      <style:graphic-properties svg:stroke-color="#000000" draw:fill-color="#dddddd" draw:textarea-horizontal-align="justify" draw:textarea-vertical-align="top" draw:auto-grow-height="false" fo:min-height="17.45cm" fo:min-width="5.8cm"/>
      <style:paragraph-properties style:writing-mode="lr-tb"/>
    </style:style>
    <style:style style:name="gr4" style:family="graphic" style:parent-style-name="standard">
      <style:graphic-properties svg:stroke-color="#5f5f5f" draw:fill-color="#000000" draw:textarea-horizontal-align="justify" draw:textarea-vertical-align="middle" draw:auto-grow-height="false" fo:min-height="1.25cm" fo:min-width="3.5cm"/>
      <style:paragraph-properties style:writing-mode="lr-tb"/>
    </style:style>
    <style:style style:name="gr5" style:family="graphic" style:parent-style-name="standard">
      <style:graphic-properties svg:stroke-color="#000000" draw:fill-color="#969696" draw:textarea-horizontal-align="justify" draw:textarea-vertical-align="top" draw:auto-grow-height="false" fo:min-height="6.35cm" fo:min-width="5.4cm"/>
      <style:paragraph-properties style:writing-mode="lr-tb"/>
    </style:style>
    <style:style style:name="gr6" style:family="graphic" style:parent-style-name="standard">
      <style:graphic-properties svg:stroke-color="#000000" draw:fill-color="#969696" draw:textarea-horizontal-align="justify" draw:textarea-vertical-align="top" draw:auto-grow-height="false" fo:min-height="2.65cm" fo:min-width="5.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ddddd"/>
      <style:paragraph-properties fo:text-align="center" style:writing-mode="lr-tb"/>
    </style:style>
    <style:style style:name="P3" style:family="paragraph">
      <loext:graphic-properties draw:fill-color="#969696"/>
      <style:paragraph-properties fo:text-align="center" style:writing-mode="lr-tb"/>
    </style:style>
    <style:style style:name="P4" style:family="paragraph">
      <loext:graphic-properties draw:fill-color="#000000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cm" svg:height="17.6cm" svg:x="10.4cm" svg:y="1.7cm">
          <text:p text:style-name="P1">Commo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cm" svg:height="6.5cm" svg:x="10.7cm" svg:y="9.4cm">
          <text:p text:style-name="P1">ha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3cm" svg:height="17.7cm" svg:x="2.9cm" svg:y="1.6cm">
          <text:p text:style-name="P1">T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cm" svg:height="1.5cm" svg:x="11.6cm" svg:y="12.3cm">
          <text:p text:style-name="P1">usb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11.6cm" svg:y="10.5cm">
          <text:p text:style-name="P1">flash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11.6cm" svg:y="14.2cm">
          <text:p text:style-name="P1">rf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cm" svg:height="6.5cm" svg:x="3.1cm" svg:y="9.4cm">
          <text:p text:style-name="P1">h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.9cm" svg:height="6.6cm" svg:x="3.1cm" svg:y="2.6cm">
          <text:p text:style-name="P1">a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cm" svg:height="1.5cm" svg:x="4cm" svg:y="3.5cm">
          <text:p text:style-name="P1">config_entri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cm" svg:height="1.5cm" svg:x="4cm" svg:y="10.4cm">
          <text:p text:style-name="P1">rc_in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cm" svg:height="1.5cm" svg:x="4cm" svg:y="5.4cm">
          <text:p text:style-name="P1">shell_cm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5.9cm" svg:height="2.9cm" svg:x="10.7cm" svg:y="16.1cm">
          <text:p text:style-name="P1">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cm" svg:height="1.5cm" svg:x="11.6cm" svg:y="17.1cm">
          <text:p text:style-name="P1">stm32f1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cm" svg:height="1.5cm" svg:x="4cm" svg:y="7.4cm">
          <text:p text:style-name="P1">t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3cm" svg:height="17.7cm" svg:x="17.8cm" svg:y="1.6cm">
          <text:p text:style-name="P1">R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9cm" svg:height="6.5cm" svg:x="18cm" svg:y="9.4cm">
          <text:p text:style-name="P1">h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9cm" svg:height="6.5cm" svg:x="18cm" svg:y="2.6cm">
          <text:p text:style-name="P1">a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cm" svg:height="1.5cm" svg:x="18.9cm" svg:y="3.5cm">
          <text:p text:style-name="P1">config_entri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cm" svg:height="1.5cm" svg:x="18.9cm" svg:y="10.4cm">
          <text:p text:style-name="P1">rc_out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cm" svg:height="1.5cm" svg:x="18.9cm" svg:y="5.4cm">
          <text:p text:style-name="P1">shell_cm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cm" svg:height="1.5cm" svg:x="18.9cm" svg:y="7.4cm">
          <text:p text:style-name="P1">r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9cm" svg:height="6.5cm" svg:x="10.7cm" svg:y="2.6cm">
          <text:p text:style-name="P1">a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cm" svg:height="1.5cm" svg:x="11.6cm" svg:y="3.6cm">
          <text:p text:style-name="P1">confi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cm" svg:height="1.5cm" svg:x="11.6cm" svg:y="5.4cm">
          <text:p text:style-name="P1">shel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Dipl.-Ing. Matthias Beckert</meta:initial-creator>
    <meta:creation-date>2022-01-03T21:19:47.539746417</meta:creation-date>
    <dc:date>2022-01-06T13:28:46.817788336</dc:date>
    <dc:creator>Dipl.-Ing. Matthias Beckert</dc:creator>
    <meta:editing-duration>PT18H27M</meta:editing-duration>
    <meta:editing-cycles>2</meta:editing-cycles>
    <meta:generator>LibreOffice/7.2.4.1$Linux_X86_64 LibreOffice_project/20$Build-1</meta:generator>
    <meta:document-statistic meta:object-count="24"/>
  </office:meta>
</office:document-meta>
</file>